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3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6cm" style:writing-mode="lr-tb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L’informatique dans les grande lignes<text:line-break/>et algorithme, la base du développement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’est quoi l’informatique ?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L’informatique est la science qui regroupe les différentes traitement d’informations</text:p>
              </text:list-item>
              <text:list-item>
                <text:p>L’information est un élément d’un objet, d’un être ou d’un concept</text:p>
              </text:list-item>
              <text:list-item>
                <text:p>EX : <text:s/>les yeux d’une homme, la valeur des minutes d’un horloge ou le nombre de logiciel d’un ordinateur</text:p>
              </text:list-item>
              <text:list-item>
                <text:p>L’informatique est né théoriquement par Ada Lovelace au début du XIXe siècle. L’ordinateur sera créé par Alan Turing et son équipe durant la seconde guerre mondiale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’est quoi un algorithme ?</text:p>
          </draw:text-box>
        </draw:frame>
        <draw:frame presentation:style-name="pr7" draw:layer="layout" svg:width="10.5cm" svg:height="10cm" svg:x="1cm" svg:y="3cm" presentation:class="outline" presentation:user-transformed="true">
          <draw:text-box>
            <text:list text:style-name="L2">
              <text:list-item>
                <text:p>L’algorithme est le schéma d’un traitement logique d’un processus.</text:p>
              </text:list-item>
              <text:list-item>
                <text:p>Ce concept est développé par Al-Khwârizmî, un mathématicien persan qui donnera son nom.</text:p>
              </text:list-item>
            </text:list>
          </draw:text-box>
        </draw:frame>
        <draw:custom-shape draw:style-name="gr2" draw:text-style-name="P3" draw:layer="layout" svg:width="5.5cm" svg:height="1.5cm" svg:x="17cm" svg:y="4cm">
          <text:p text:style-name="P2">Soit un nombre N</text:p>
          <text:p text:style-name="P2">Entier non nu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5cm" svg:height="2.5cm" svg:x="16cm" svg:y="7.5cm">
          <text:p text:style-name="P2">N est de </text:p>
          <text:p text:style-name="P2">forme 2K 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9.5cm" svg:y1="5.5cm" svg:x2="19.5cm" svg:y2="7.5cm">
          <text:p/>
        </draw:line>
        <draw:line draw:style-name="gr5" draw:text-style-name="P4" draw:layer="layout" svg:x1="17cm" svg:y1="9cm" svg:x2="15cm" svg:y2="10.5cm">
          <text:p/>
        </draw:line>
        <draw:custom-shape draw:style-name="gr2" draw:text-style-name="P3" draw:layer="layout" svg:width="5.5cm" svg:height="1.5cm" svg:x="12cm" svg:y="10.5cm">
          <text:p text:style-name="P2">N est pai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5.5cm" svg:height="1.5cm" svg:x="22cm" svg:y="10.5cm">
          <text:p text:style-name="P2">N est impai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layer="layout" svg:x1="22.5cm" svg:y1="9cm" svg:x2="25cm" svg:y2="10.5cm">
          <text:p/>
        </draw:line>
        <draw:frame draw:style-name="gr6" draw:text-style-name="P5" draw:layer="layout" svg:width="15.5cm" svg:height="1.673cm" svg:x="12cm" svg:y="12.327cm">
          <draw:text-box>
            <text:p>Algorithme qui détermine si un entier est pair ou impair</text:p>
          </draw:text-box>
        </draw:frame>
        <draw:frame draw:style-name="gr7" draw:text-style-name="P5" draw:layer="layout" svg:width="4cm" svg:height="1.5cm" svg:x="14cm" svg:y="8.5cm">
          <draw:text-box>
            <text:p>VRAI</text:p>
          </draw:text-box>
        </draw:frame>
        <draw:frame draw:style-name="gr6" draw:text-style-name="P5" draw:layer="layout" svg:width="15.5cm" svg:height="1.673cm" svg:x="12cm" svg:y="12.328cm">
          <draw:text-box>
            <text:p>Algorithme qui détermine si un entier est pair ou impair</text:p>
          </draw:text-box>
        </draw:frame>
        <draw:frame draw:style-name="gr7" draw:text-style-name="P5" draw:layer="layout" svg:width="4cm" svg:height="1.5cm" svg:x="23.5cm" svg:y="8.5cm">
          <draw:text-box>
            <text:p>FAUX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pérateurs: logique , maths et affectation</text:p>
          </draw:text-box>
        </draw:frame>
        <draw:frame presentation:style-name="pr7" draw:text-style-name="P6" draw:layer="layout" svg:width="6.5cm" svg:height="2.5cm" svg:x="1.5cm" svg:y="3cm" presentation:class="outline" presentation:user-transformed="true">
          <draw:text-box>
            <text:list text:style-name="L2">
              <text:list-item>
                <text:p><text:span text:style-name="T1">Pour créer et définir les variables : =</text:span></text:p>
              </text:list-item>
              <text:list-item>
                <text:p><text:span text:style-name="T1">Chaque langage a sa fonction de sortie standard (print pour Python ou echo pour <text:s/>PHP</text:span></text:p>
              </text:list-item>
              <text:list-item>
                <text:p><text:span text:style-name="T1">Idem pour les fonction (def pour Python ou fun pour JavaScript </text:span></text:p>
                <text:p><text:span text:style-name="T1"/></text:p>
              </text:list-item>
            </text:list>
          </draw:text-box>
        </draw:frame>
        <draw:frame presentation:style-name="pr7" draw:text-style-name="P6" draw:layer="layout" svg:width="7cm" svg:height="8cm" svg:x="9cm" svg:y="3cm" presentation:class="outline" presentation:user-transformed="true">
          <draw:text-box>
            <text:list text:style-name="L2">
              <text:list-item>
                <text:p><text:span text:style-name="T1">Pour comparer des nombre</text:span></text:p>
              </text:list-item>
              <text:list-item>
                <text:p><text:span text:style-name="T1">&gt; : strictement supérieur</text:span></text:p>
              </text:list-item>
              <text:list-item>
                <text:p text:style-name="P7"><text:span text:style-name="T2">&lt; : </text:span><text:span text:style-name="T1">strictement inférieur </text:span></text:p>
              </text:list-item>
              <text:list-item>
                <text:p text:style-name="P7"><text:span text:style-name="T2">&gt; = : </text:span><text:span text:style-name="T1">supérieur ou égal</text:span></text:p>
              </text:list-item>
              <text:list-item>
                <text:p text:style-name="P7"><text:span text:style-name="T2">&lt; = : inférieur</text:span><text:span text:style-name="T1"> ou égal</text:span></text:p>
              </text:list-item>
              <text:list-item>
                <text:p text:style-name="P7"><text:span text:style-name="T1">== : égalité </text:span></text:p>
              </text:list-item>
              <text:list-item>
                <text:p text:style-name="P7"><text:span text:style-name="T1">!= : inégalité</text:span></text:p>
              </text:list-item>
            </text:list>
            <text:p text:style-name="P7"><text:span text:style-name="T1"/></text:p>
          </draw:text-box>
        </draw:frame>
        <draw:frame presentation:style-name="pr7" draw:text-style-name="P6" draw:layer="layout" svg:width="7cm" svg:height="8cm" svg:x="17.5cm" svg:y="3cm" presentation:class="outline" presentation:user-transformed="true">
          <draw:text-box>
            <text:list text:style-name="L2">
              <text:list-item>
                <text:p><text:span text:style-name="T1">Les comparaison numériques ou complexes comme les chaîne de caractères donne </text:span></text:p>
              </text:list-item>
              <text:list-item>
                <text:p><text:span text:style-name="T1">True : Vrai</text:span></text:p>
              </text:list-item>
              <text:list-item>
                <text:p><text:span text:style-name="T1">False : Faux</text:span></text:p>
              </text:list-item>
              <text:list-item>
                <text:p><text:span text:style-name="T1">Devant une comparaison : ! : Non</text:span></text:p>
              </text:list-item>
              <text:list-item>
                <text:p><text:span text:style-name="T1">Et en cas d’erreur : Null</text:span></text:p>
                <text:p><text:span text:style-name="T1"/></text:p>
              </text:list-item>
            </text:list>
            <text:p text:style-name="P7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dition &amp; bouc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our faire des conditions, on utilise « if » avec un condition, else pour le cas contraire</text:p>
              </text:list-item>
              <text:list-item>
                <text:p>Pour des boucles simples, on utilise « for » avec un indice, un seuil et un variation de l’indice</text:p>
              </text:list-item>
              <text:list-item>
                <text:p>La fusion des deux concepts donne la boucle conditionnelle avec le mot clé « while » </text:p>
              </text:list-item>
              <text:list-item>
                <text:p>ATTENTION ! Faite en sortes que votre condition ou seuil ne soit pas tout le temps vrai car cela bouclerai infiniment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rreur &amp; Excep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ne erreur est un problème dans le code qui bloque et dysfonctionne le programme</text:p>
              </text:list-item>
              <text:list-item>
                <text:p>Une exception est une incohérence ou un risque qu’un programme ne peut anticiper (EX : Division par 0 )</text:p>
              </text:list-item>
              <text:list-item>
                <text:p>La gestion des erreurs se fait automatiquement mais n’est pas toujours aussi précis ou clair selon le langage </text:p>
              </text:list-item>
              <text:list-item>
                <text:p>La gestion des exceptions se fait pour beaucoup de cas manuellement avec les mots-clés « try » pour le code et « catch » pour l’excep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pilation ou interpération ? </text:p>
          </draw:text-box>
        </draw:frame>
        <draw:frame presentation:style-name="pr7" draw:layer="layout" svg:width="11cm" svg:height="3.5cm" svg:x="1cm" svg:y="3cm" presentation:class="outline" presentation:user-transformed="true">
          <draw:text-box>
            <text:list text:style-name="L2">
              <text:list-item>
                <text:p>PHP ou HTML sont des langages interprétés, c’est à dire : </text:p>
              </text:list-item>
            </text:list>
          </draw:text-box>
        </draw:frame>
        <draw:frame presentation:style-name="pr7" draw:layer="layout" svg:width="11cm" svg:height="3.5cm" svg:x="14cm" svg:y="3cm" presentation:class="outline" presentation:user-transformed="true">
          <draw:text-box>
            <text:list text:style-name="L2">
              <text:list-item>
                <text:p>Java ou C sont des langages compilés, c’est à dire : </text:p>
              </text:list-item>
            </text:list>
          </draw:text-box>
        </draw:frame>
        <draw:custom-shape draw:style-name="gr8" draw:text-style-name="P3" draw:layer="layout" svg:width="4.5cm" svg:height="2cm" svg:x="1.5cm" svg:y="11cm">
          <text:p text:style-name="P2">PHP en </text:p>
          <text:p text:style-name="P2">Local (ORDI)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2cm" svg:x="4.5cm" svg:y="6.5cm">
          <text:p text:style-name="P2">Nav Web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cm" svg:height="2cm" svg:x="8.5cm" svg:y="11cm">
          <text:p text:style-name="P2">Interpréteur 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cm" svg:y1="11cm" svg:x2="4.5cm" svg:y2="7.5cm">
          <text:p/>
        </draw:line>
        <draw:line draw:style-name="gr12" draw:text-style-name="P4" draw:layer="layout" svg:x1="7.5cm" svg:y1="7.5cm" svg:x2="11.5cm" svg:y2="11cm">
          <text:p/>
        </draw:line>
        <draw:line draw:style-name="gr13" draw:text-style-name="P4" draw:layer="layout" svg:x1="9.5cm" svg:y1="11cm" svg:x2="7cm" svg:y2="8.5cm">
          <text:p/>
        </draw:line>
        <draw:line draw:style-name="gr14" draw:text-style-name="P4" draw:layer="layout" svg:x1="5cm" svg:y1="8.5cm" svg:x2="4cm" svg:y2="11cm">
          <text:p/>
        </draw:line>
        <draw:frame draw:style-name="gr15" draw:text-style-name="P5" draw:layer="layout" svg:width="2.09cm" svg:height="0.962cm" svg:x="3cm" svg:y="9cm">
          <draw:text-box>
            <text:p>Envoi</text:p>
          </draw:text-box>
        </draw:frame>
        <draw:frame draw:style-name="gr6" draw:text-style-name="P5" draw:layer="layout" svg:width="3.5cm" svg:height="1.673cm" svg:x="9cm" svg:y="9cm">
          <draw:text-box>
            <text:p>Traduit</text:p>
          </draw:text-box>
        </draw:frame>
        <draw:custom-shape draw:style-name="gr16" draw:text-style-name="P3" draw:layer="layout" svg:width="3.5cm" svg:height="2cm" svg:x="14cm" svg:y="6.5cm">
          <text:p text:style-name="P2">Fichier C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5cm" svg:height="2cm" svg:x="18.5cm" svg:y="8cm">
          <text:p text:style-name="P2">Compilateur 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6cm" svg:y1="8.5cm" svg:x2="18.5cm" svg:y2="9cm">
          <text:p/>
        </draw:line>
        <draw:line draw:style-name="gr19" draw:text-style-name="P4" draw:layer="layout" svg:x1="21cm" svg:y1="10cm" svg:x2="21cm" svg:y2="11.5cm">
          <text:p/>
        </draw:line>
        <draw:custom-shape draw:style-name="gr20" draw:text-style-name="P3" draw:layer="layout" svg:width="6.5cm" svg:height="2cm" svg:x="18cm" svg:y="11.5cm">
          <text:p text:style-name="P2">Exécutable (EXE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es types</text:p>
          </draw:text-box>
        </draw:frame>
        <draw:frame presentation:style-name="pr7" draw:layer="layout" svg:width="26cm" svg:height="2.5cm" svg:x="1cm" svg:y="4cm" presentation:class="outline" presentation:user-transformed="true">
          <draw:text-box>
            <text:list text:style-name="L2">
              <text:list-item>
                <text:p>Les types sont la nature des variables/constantes d’un programmes </text:p>
              </text:list-item>
              <text:list-item>
                <text:p>Ils sont pas toujours identiques selon le langage </text:p>
              </text:list-item>
              <text:list-item>
                <text:p>Il existe cependant des types transversaux à tout langage : entier, décimal, chaîne de caractère, liste, booléen et d’autres.</text:p>
              </text:list-item>
              <text:list-item>
                <text:p>Le typage peut être très sévère comme Java à pas du tout comme JavaScript ou Pyth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13:36:01.998000000</meta:creation-date>
    <meta:editing-duration>PT25M57S</meta:editing-duration>
    <meta:editing-cycles>6</meta:editing-cycles>
    <meta:generator>LibreOffice/24.8.3.2$Windows_X86_64 LibreOffice_project/48a6bac9e7e268aeb4c3483fcf825c94556d9f92</meta:generator>
    <dc:title>Blue Curve</dc:title>
    <dc:date>2024-12-10T19:51:12.835000000</dc:date>
    <meta:document-statistic meta:object-count="94"/>
  </office:meta>
</office:document-meta>
</file>